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Monaco" svg:font-family="Monaco, Menlo, Consolas, 'Courier New', monospace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2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3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 fo:background-color="#fff200"/>
    </style:style>
    <style:style style:name="P5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 fo:background-color="#fff200"/>
    </style:style>
    <style:style style:name="P6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fo:font-variant="normal" fo:text-transform="none" fo:color="#2d3b45" fo:letter-spacing="normal" fo:background-color="#fff200"/>
    </style:style>
    <style:style style:name="P7" style:family="paragraph" style:parent-style-name="Text_20_body" style:list-style-name="L3">
      <style:paragraph-properties fo:margin-top="0in" fo:margin-bottom="0in" loext:contextual-spacing="false" fo:orphans="2" fo:widows="2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 fo:background-color="#fff200"/>
    </style:style>
    <style:style style:name="P11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 fo:background-color="#fff200"/>
    </style:style>
    <style:style style:name="P12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13" style:family="paragraph" style:parent-style-name="Text_20_body" style:list-style-name="L2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16" style:family="paragraph" style:parent-style-name="Text_20_body" style:list-style-name="L3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T1" style:family="text">
      <style:text-properties style:font-name="Lato" fo:font-size="12pt" fo:font-style="normal" fo:font-weight="normal"/>
    </style:style>
    <style:style style:name="T2" style:family="text">
      <style:text-properties fo:font-variant="normal" fo:text-transform="none" fo:color="#2d3b45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ee0612" style:font-name="Monaco" fo:font-size="12pt" fo:letter-spacing="normal" fo:font-style="normal" fo:font-weight="normal" fo:background-color="#f5f5f5" loext:char-shading-value="0" loext:padding="0.0193in" loext:border="0.06pt solid #c7cdd1"/>
    </style:style>
    <text:list-style style:name="L1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a">
        <style:list-level-properties text:space-before="0.324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0638in" text:min-label-width="0.1965in"/>
      </text:list-level-style-number>
      <text:list-level-style-number text:level="2" text:style-name="Numbering_20_Symbols" style:num-suffix="." style:num-format="a">
        <style:list-level-properties text:space-before="0.324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0638in" text:min-label-width="0.1965in"/>
      </text:list-level-style-number>
      <text:list-level-style-number text:level="2" text:style-name="Numbering_20_Symbols" style:num-suffix="." style:num-format="a">
        <style:list-level-properties text:space-before="0.324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1719381" text:style-name="L1">
        <text:list-item>
          <text:p text:style-name="P12">An AAD is on top of a...</text:p>
          <text:list>
            <text:list-item>
              <text:p text:style-name="P10">Tenant</text:p>
            </text:list-item>
            <text:list-item>
              <text:p text:style-name="P1">Subscription</text:p>
            </text:list-item>
            <text:list-item>
              <text:p text:style-name="P1">Resource group</text:p>
            </text:list-item>
          </text:list>
        </text:list-item>
        <text:list-item>
          <text:p text:style-name="P15">An account can be part of multiple tenants:</text:p>
          <text:list>
            <text:list-item>
              <text:p text:style-name="P10">Yes</text:p>
            </text:list-item>
            <text:list-item>
              <text:p text:style-name="P1">No</text:p>
            </text:list-item>
          </text:list>
        </text:list-item>
        <text:list-item>
          <text:p text:style-name="P15">AAD can contain Microsoft Live Accounts:</text:p>
          <text:list>
            <text:list-item>
              <text:p text:style-name="P10">Yes</text:p>
            </text:list-item>
            <text:list-item>
              <text:p text:style-name="P1">No</text:p>
            </text:list-item>
          </text:list>
        </text:list-item>
        <text:list-item>
          <text:p text:style-name="P15">AAD can be synced with Windows Server AD:</text:p>
          <text:list>
            <text:list-item>
              <text:p text:style-name="P10">Yes</text:p>
            </text:list-item>
            <text:list-item>
              <text:p text:style-name="P1">No</text:p>
            </text:list-item>
          </text:list>
        </text:list-item>
      </text:list>
      <text:list xml:id="list2486352580" text:style-name="L2">
        <text:list-item>
          <text:p text:style-name="P13">The Azure Active Directory Free tier has a limit of...</text:p>
          <text:list>
            <text:list-item>
              <text:p text:style-name="P8">5,000 objects</text:p>
            </text:list-item>
            <text:list-item>
              <text:p text:style-name="P4">500,000 objects</text:p>
            </text:list-item>
            <text:list-item>
              <text:p text:style-name="P2">5,000,000 objects</text:p>
            </text:list-item>
          </text:list>
        </text:list-item>
      </text:list>
      <text:list xml:id="list443162656" text:style-name="L3">
        <text:list-item>
          <text:p text:style-name="P14">To set up a custom domain...</text:p>
          <text:list>
            <text:list-item>
              <text:p text:style-name="P9">You can choose any domain</text:p>
            </text:list-item>
            <text:list-item>
              <text:p text:style-name="P5">You must own the domain</text:p>
            </text:list-item>
            <text:list-item>
              <text:p text:style-name="P7"><text:span text:style-name="T2">You must use </text:span><text:span text:style-name="Source_20_Text"><text:span text:style-name="T3">.onmicrosoft.com</text:span></text:span></text:p>
            </text:list-item>
          </text:list>
        </text:list-item>
        <text:list-item>
          <text:p text:style-name="P16">To verify your custom domain, you must use...</text:p>
          <text:list>
            <text:list-item>
              <text:p text:style-name="P9">MX records</text:p>
            </text:list-item>
            <text:list-item>
              <text:p text:style-name="P3">TXT records</text:p>
            </text:list-item>
            <text:list-item>
              <text:p text:style-name="P5">Either</text:p>
            </text:list-item>
            <text:list-item>
              <text:p text:style-name="P3">Both</text:p>
            </text:list-item>
          </text:list>
        </text:list-item>
        <text:list-item>
          <text:p text:style-name="P16">Using RBAC, you can assign roles for...</text:p>
          <text:list>
            <text:list-item>
              <text:p text:style-name="P9">A subscription</text:p>
            </text:list-item>
            <text:list-item>
              <text:p text:style-name="P3">A resource group</text:p>
            </text:list-item>
            <text:list-item>
              <text:p text:style-name="P3">A resource</text:p>
            </text:list-item>
            <text:list-item>
              <text:p text:style-name="P6"> <text:span text:style-name="T1">All of the above</text:span></text:p>
            </text:list-item>
          </text:list>
        </text:list-item>
        <text:list-item>
          <text:p text:style-name="P16">Roles can be assigned to...</text:p>
          <text:list>
            <text:list-item>
              <text:p text:style-name="P9">Users</text:p>
            </text:list-item>
            <text:list-item>
              <text:p text:style-name="P3">Groups</text:p>
            </text:list-item>
            <text:list-item>
              <text:p text:style-name="P5">Both</text:p>
            </text:list-item>
          </text:list>
        </text:list-item>
        <text:list-item>
          <text:p text:style-name="P16">To set up AAD sign-in from the application, you must...</text:p>
          <text:list>
            <text:list-item>
              <text:p text:style-name="P11">Register the application in AAD</text:p>
            </text:list-item>
            <text:list-item>
              <text:p text:style-name="P3">Create an AAD group for the application</text:p>
            </text:list-item>
            <text:list-item>
              <text:p text:style-name="P7"><text:span text:style-name="T2">Bot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Monaco" svg:font-family="Monaco, Menlo, Consolas, 'Courier New', monospace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41:38.694236347</meta:creation-date>
    <dc:date>2019-10-15T09:45:01.515016604</dc:date>
    <meta:editing-duration>PT3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177" meta:character-count="820" meta:non-whitespace-character-count="720"/>
  </office:meta>
</office:document-meta>
</file>